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18891822144404017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6775219600683864597"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49825650552132980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242874412978715772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35362714746489863"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60369322179080132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5659324181080983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434681583651639850"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4773590" text:continue-list="list5659324181080983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38620545327740216"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70245"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54026"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4756375"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4755760"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58986"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8748991388969039428"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693576089600859398"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69518200074964575"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65210"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214446905927089252"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08076198771407758"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731381335603298436" text:style-name="L15">
        <text:list-item>
          <text:list>
            <text:list-header>
              <text:p text:style-name="P169">1.5 miles averaging about 9:40/mile and rest 1 min</text:p>
            </text:list-header>
          </text:list>
        </text:list-item>
      </text:list>
      <text:p text:style-name="P23">1 mile in 8:26 and rest 2 min</text:p>
      <text:list xml:id="list2152051231804081109"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78601003773664111"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54045"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5557535587054569795"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26710314258919263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428950038113270679"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4748599" text:continue-list="list7267103142589192631" text:style-name="L19">
        <text:list-item>
          <text:list>
            <text:list-header>
              <text:p text:style-name="P173">(Pace*HR)=1240</text:p>
            </text:list-header>
          </text:list>
        </text:list-item>
      </text:list>
      <text:list xml:id="list34752765" text:continue-list="list5557535587054569795" text:style-name="L18">
        <text:list-item>
          <text:list>
            <text:list-header>
              <text:p text:style-name="P172">2 miles at 10:46/mile Ave HR= 121 bpm and rest a few minutes</text:p>
            </text:list-header>
          </text:list>
        </text:list-item>
      </text:list>
      <text:list xml:id="list34754489" text:continue-list="list34748599"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4757128"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91623728255878849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031387378172172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7140609318016759"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82465448912545451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060595319172495714"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7939029014746616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4754593"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74540"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10"><text:span text:style-name="T2"/></text:p>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20368131740214907"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8T14:51:28.22</dc:date>
    <dc:creator>James Lombardi</dc:creator>
    <meta:editing-duration>P18DT13H19M24S</meta:editing-duration>
    <meta:editing-cycles>1413</meta:editing-cycles>
    <meta:generator>OpenOffice/4.1.2$Win32 OpenOffice.org_project/412m3$Build-9782</meta:generator>
    <meta:document-statistic meta:table-count="0" meta:image-count="9" meta:object-count="0" meta:page-count="150" meta:paragraph-count="4264" meta:word-count="46584" meta:character-count="239433"/>
  </office:meta>
</office:document-meta>
</file>